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companham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 Id do seguimento</text:p>
          </table:table-cell>
          <table:table-cell office:value-type="string">
            <text:p>Nº da Pasta</text:p>
          </table:table-cell>
          <table:table-cell office:value-type="string">
            <text:p> User ID</text:p>
          </table:table-cell>
          <table:table-cell office:value-type="string">
            <text:p>Andamento</text:p>
          </table:table-cell>
          <table:table-cell office:value-type="string">
            <text:p> Fase do processo</text:p>
          </table:table-cell>
          <table:table-cell office:value-type="string">
            <text:p>Descrição</text:p>
          </table:table-cell>
          <table:table-cell office:value-type="string">
            <text:p>Valor</text:p>
          </table:table-cell>
          <table:table-cell office:value-type="string">
            <text:p> Entrada</text:p>
          </table:table-cell>
          <table:table-cell office:value-type="string">
            <text:p> Terminar</text:p>
          </table:table-cell>
          <table:table-cell office:value-type="string">
            <text:p> Cumprimento</text:p>
          </table:table-cell>
          <table:table-cell office:value-type="string">
            <text:p>Contag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Fabio Torres: O usuário foi designado para o caso.</text:p>
          </table:table-cell>
          <table:table-cell office:value-type="string">
            <text:p>0 .00</text:p>
          </table:table-cell>
          <table:table-cell office:value-type="string">
            <text:p>12 Ago 11, 15h09</text:p>
          </table:table-cell>
          <table:table-cell office:value-type="string">
            <text:p>12 Ago 11, 15h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Notificação</text:p>
          </table:table-cell>
          <table:table-cell office:value-type="string">
            <text:p> Em andamento</text:p>
          </table:table-cell>
          <table:table-cell office:value-type="string">
            <text:p>Testando o andamento processual</text:p>
          </table:table-cell>
          <table:table-cell office:value-type="string">
            <text:p>0 .00</text:p>
          </table:table-cell>
          <table:table-cell office:value-type="string">
            <text:p>12 Ago 11, 15h05</text:p>
          </table:table-cell>
          <table:table-cell office:value-type="string">
            <text:p>12 Ago 11, 15h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Fabio Torres: O usuário foi designado para o caso.</text:p>
          </table:table-cell>
          <table:table-cell office:value-type="string">
            <text:p>0 .00</text:p>
          </table:table-cell>
          <table:table-cell office:value-type="string">
            <text:p>12 Ago 11, 22h35</text:p>
          </table:table-cell>
          <table:table-cell office:value-type="string">
            <text:p>12 Ago 11, 22h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Fabio Torres: O usuário foi designado para o caso.</text:p>
          </table:table-cell>
          <table:table-cell office:value-type="string">
            <text:p>0 .00</text:p>
          </table:table-cell>
          <table:table-cell office:value-type="string">
            <text:p>12 Ago 11, 22h39</text:p>
          </table:table-cell>
          <table:table-cell office:value-type="string">
            <text:p>12 Ago 11, 22h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 Despacho</text:p>
          </table:table-cell>
          <table:table-cell office:value-type="string">
            <text:p> Em andamento</text:p>
          </table:table-cell>
          <table:table-cell office:value-type="string">
            <text:p>Deferindo a liminar</text:p>
          </table:table-cell>
          <table:table-cell office:value-type="string">
            <text:p>0 .00</text:p>
          </table:table-cell>
          <table:table-cell office:value-type="string">
            <text:p>13 Ago 11, 12h0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Eduardo  Albuquerque: O usuário foi designado para o caso.</text:p>
          </table:table-cell>
          <table:table-cell office:value-type="string">
            <text:p>0 .00</text:p>
          </table:table-cell>
          <table:table-cell office:value-type="string">
            <text:p>13 Ago 11, 14h02</text:p>
          </table:table-cell>
          <table:table-cell office:value-type="string">
            <text:p>13 Ago 11, 14h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Concluso</text:p>
          </table:table-cell>
          <table:table-cell office:value-type="string">
            <text:p> Em andamento</text:p>
          </table:table-cell>
          <table:table-cell office:value-type="string">
            <text:p> Em andamento</text:p>
          </table:table-cell>
          <table:table-cell office:value-type="string">
            <text:p>0 .00</text:p>
          </table:table-cell>
          <table:table-cell office:value-type="string">
            <text:p>14 Ago 11, 17h29</text:p>
          </table:table-cell>
          <table:table-cell office:value-type="string">
            <text:p>14 Ago 11, 17h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ndado Expedido</text:p>
          </table:table-cell>
          <table:table-cell office:value-type="string">
            <text:p> Em andamento</text:p>
          </table:table-cell>
          <table:table-cell office:value-type="string">
            <text:p>Determinando a citação do réu</text:p>
          </table:table-cell>
          <table:table-cell office:value-type="string">
            <text:p>0 .00</text:p>
          </table:table-cell>
          <table:table-cell office:value-type="string">
            <text:p>14 Ago 11, 18h00</text:p>
          </table:table-cell>
          <table:table-cell office:value-type="string">
            <text:p>14 Ago 11, 18h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